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adf60"/>
    </style:style>
    <style:style style:name="P2" style:family="paragraph" style:parent-style-name="Standard">
      <style:text-properties fo:color="#666666" style:font-name="Calibri Light" officeooo:paragraph-rsid="001adf60"/>
    </style:style>
    <style:style style:name="P3" style:family="paragraph" style:parent-style-name="Standard">
      <style:text-properties officeooo:paragraph-rsid="001adf60"/>
    </style:style>
    <style:style style:name="P4" style:family="paragraph" style:parent-style-name="Standard">
      <style:paragraph-properties fo:text-align="center" style:justify-single-word="false"/>
      <style:text-properties style:font-name="Calibri Light" fo:font-size="13pt" fo:font-weight="bold" officeooo:rsid="001e877b" officeooo:paragraph-rsid="001b5bc5" style:font-size-asian="13pt" style:font-weight-asian="bold" style:font-size-complex="13pt" style:font-weight-complex="bold"/>
    </style:style>
    <style:style style:name="P5" style:family="paragraph" style:parent-style-name="Standard">
      <style:text-properties style:font-name="Calibri Light" fo:font-size="9pt" officeooo:paragraph-rsid="001b5bc5" style:font-size-asian="9pt" style:font-size-complex="9pt"/>
    </style:style>
    <style:style style:name="P6" style:family="paragraph" style:parent-style-name="Standard">
      <style:text-properties officeooo:paragraph-rsid="001b5bc5"/>
    </style:style>
    <style:style style:name="T1" style:family="text">
      <style:text-properties style:font-name="Calibri Light"/>
    </style:style>
    <style:style style:name="T2" style:family="text">
      <style:text-properties style:font-name="Calibri Light" fo:font-weight="bold" style:font-weight-asian="bold" style:font-weight-complex="bold"/>
    </style:style>
    <style:style style:name="T3" style:family="text">
      <style:text-properties style:font-name="Calibri Light" fo:font-weight="bold" officeooo:rsid="001adf60" style:font-weight-asian="bold" style:font-weight-complex="bold"/>
    </style:style>
    <style:style style:name="T4" style:family="text">
      <style:text-properties style:font-name="Calibri Light" officeooo:rsid="001adf60"/>
    </style:style>
    <style:style style:name="T5" style:family="text">
      <style:text-properties style:font-name="Calibri Light" fo:font-size="9pt" style:font-size-asian="9pt" style:font-size-complex="9pt"/>
    </style:style>
    <style:style style:name="T6" style:family="text">
      <style:text-properties fo:color="#666666" style:font-name="Calibri Light"/>
    </style:style>
    <style:style style:name="T7" style:family="text">
      <style:text-properties fo:color="#666666" style:font-name="Calibri Light" officeooo:rsid="001adf60"/>
    </style:style>
    <style:style style:name="T8" style:family="text">
      <style:text-properties fo:color="#000000" style:font-name="Calibri Light" fo:font-style="italic" fo:font-weight="bold" officeooo:rsid="001adf60" style:font-style-asian="italic" style:font-weight-asian="bold" style:font-style-complex="italic" style:font-weight-complex="bold"/>
    </style:style>
    <style:style style:name="T9" style:family="text">
      <style:text-properties fo:color="#000000" style:font-name="Calibri Light" fo:font-style="italic" fo:font-weight="bold" officeooo:rsid="001adf60" style:font-name-asian="Liberation Serif1" style:font-style-asian="italic" style:font-weight-asian="bold" style:font-name-complex="Liberation Serif1" style:font-style-complex="italic" style:font-weight-complex="bold"/>
    </style:style>
    <style:style style:name="T10" style:family="text">
      <style:text-properties fo:color="#000000" style:font-name="Calibri Light" fo:font-style="italic" fo:font-weight="normal" officeooo:rsid="001adf60" style:font-style-asian="italic" style:font-weight-asian="normal" style:font-style-complex="italic" style:font-weight-complex="normal"/>
    </style:style>
    <style:style style:name="T11" style:family="text">
      <style:text-properties fo:color="#000000" style:font-name="Calibri Light" fo:font-style="italic" fo:font-weight="normal" officeooo:rsid="001adf60" style:font-name-asian="Liberation Serif1" style:font-style-asian="italic" style:font-weight-asian="normal" style:font-name-complex="Liberation Serif1" style:font-style-complex="italic" style:font-weight-complex="normal"/>
    </style:style>
    <style:style style:name="T12" style:family="text">
      <style:text-properties fo:color="#000000" style:font-name="Calibri Light" fo:font-style="normal" fo:font-weight="normal" officeooo:rsid="001adf60" style:font-style-asian="normal" style:font-weight-asian="normal" style:font-style-complex="normal" style:font-weight-complex="normal"/>
    </style:style>
    <style:style style:name="T13" style:family="text">
      <style:text-properties fo:color="#000000" style:font-name="Calibri Light" fo:font-style="normal" fo:font-weight="normal" officeooo:rsid="001adf60" style:font-name-asian="Liberation Serif1" style:font-style-asian="normal" style:font-weight-asian="normal" style:font-name-complex="Liberation Serif1" style:font-style-complex="normal" style:font-weight-complex="normal"/>
    </style:style>
    <style:style style:name="T14" style:family="text">
      <style:text-properties fo:font-size="9pt" style:font-size-asian="9pt"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xamen Consultas SQL</text:p>
      <text:p text:style-name="P5"/>
      <text:p text:style-name="P6"><text:span text:style-name="T5">create database empresa;<text:line-break/><text:line-break/>use empresa;<text:line-break/><text:line-break/>CREATE TABLE Departamento ( <text:line-break/>cod varchar (4) PRIMARY KEY, <text:line-break/>nombre varchar (20) NOT NULL, <text:line-break/>ciudad varchar (15)<text:line-break/>);<text:line-break/><text:line-break/>CREATE TABLE Empleado (<text:line-break/>id VARCHAR( 12 ) NOT NULL PRIMARY KEY,<text:line-break/>nombre VARCHAR( 30 ) NOT NULL ,<text:line-break/>genero CHAR( 1 ) NOT NULL CHECK (genero IN ('F', 'M') ), <text:line-break/>fecha_nac DATE NOT NULL ,<text:line-break/>fecha_incorporacion DATE NOT NULL,<text:line-break/>salario INT NOT NULL,<text:line-break/>comision FLOAT NOT NULL, <text:line-break/>cargo VARCHAR( 15 ) NOT NULL, <text:line-break/>jefeID VARCHAR( 12 ),<text:line-break/>Departamento VARCHAR( 4 ) NOT NULL<text:line-break/>);<text:line-break/><text:line-break/>INSERT INTO Departamento (cod, nombre, ciudad) VALUES<text:line-break/>('1000', 'GERENCIA', 'CALI'),<text:line-break/>('1500', 'PRODUCCIÓN', 'CALI'),<text:line-break/>('2000', 'VENTAS', 'CALI'),<text:line-break/>('3000', 'INVESTIGACIÓN', 'CALI'),<text:line-break/>('3500', 'MERCADEO', 'CALI'),<text:line-break/>('2100', 'VENTAS', 'POPAYAN'),<text:line-break/>('2200', 'VENTAS', 'BUGA'),<text:line-break/>('2300', 'VENTAS', 'CARTAGO'),<text:line-break/>('4000', 'MANTENIMIENTO', 'CALI'),<text:line-break/>('4100', 'MANTENIMIENTO', 'POPAYAN'),<text:line-break/>('4200', 'MANTENIMIENTO', 'BUGA'),<text:line-break/>('4300', 'MANTENIMIENTO', 'CARTAGO');<text:line-break/><text:line-break/>INSERT INTO Empleado (id, nombre, genero, fecha_nac, fecha_incorporacion, salario, comision, cargo, jefeID, departamento) VALUES<text:line-break/> ('31.840.269', 'María Rojas', 'F', '1959-01-15', '1990-05-16', 6250000, 1500000, 'Gerente', NULL, '1000'),<text:line-break/>('16.211.383', 'Luis Pérez', 'M', '1956-02-25', '2000-01-01', 5050000, 0, 'Director', '31.840.269', '1500'),<text:line-break/>('31.178.144', 'Rosa Angulo', 'F', '1957-03-15', '1998-08-16', 3250000, 3500000, 'Jefe Ventas', '31.840.269', '2000'),<text:line-break/>('16.759.060', 'Darío Casas', 'M', '1960-04-05', '1992-11-01', 4500000, 500000, 'Investigador', '31.840.269', '3000'),<text:line-break/>('22.222.222', 'Carla López', 'F', '1975-05-11', '2005-07-16', 4500000, 500000, 'Jefe Mercadeo', '31.840.269', '3500'),<text:line-break/>('22.222.333', 'Carlos Rozo', 'M', '1975-05-11', '2001-09-16', 750000, 500000, 'Vigilante', '31.840.269', '3500'),<text:line-break/>('1.751.219', 'Melissa Roa', 'F', '1960-06-19', '2001-03-16', 2250000, 2500000, 'Vendedor', '31.178.144', '2100'),<text:line-break/>('768.782', 'Joaquín Rosas', 'M', '1947-07-07', '1990-05-16', 2250000, 2500000, 'Vendedor', '31.178.144', '2200'),<text:line-break/>('737.689', 'Mario Llano', 'M', '1945-08-30', '1990-05-16', 2250000, 2500000, 'Vendedor', '31.178.144', '2300'), <text:line-break/>('333.333.333', 'Elisa Rojas', 'F', '1979-09-28', '2004-06-01', 3000000, 1000000, 'Jefe Mecánicos', '31.840.269', '4000'), <text:line-break/>('888.888', 'Iván Duarte', 'M', '1955-08-12', '1998-05-16', 1050000, 200000, 'Mecánico', '333.333.333', '4100'),<text:line-break/>('11.111.111', 'Irene Díaz', 'F', '1979-09-28', '2004-06-01', 1050000, 200000, 'Mecánico', '333.333.333', '4200'),<text:line-break/>('444.444', 'Abel Gómez', 'M', '1939-12-24', '2000-10-01', 1050000, 200000, 'Mecánico', '333.333.333', '4300'),<text:line-break/>('1.130.222', 'José Giraldo', 'M', '1985-01-20', '2000-11-01', 1200000, 400000, 'Asesor', '22.222.222', '3500'),<text:line-break/>('19.709.802', 'William Daza', 'M', '1982-10-09', '1999-12-16', 2250000, 1000000,'Investigador', '16.759.060', '3000'),<text:line-break/>('31.174.099', 'Diana Solarte', 'F', '1957-11-19', '1990-05-16', 1250000, 500000, 'Secretaria', '31.840.269', '1000'),<text:line-break/>('1.130.777', 'Marcos Cortez', 'M', '1986-06-23', '2000-04-16', 2550000, 500000, 'Mecánico', '333.333.333', '4000'),<text:line-break/>('1.130.782', 'Antonio Gil', 'M', '1980-01-23', '2010-04-16', 850000, 1500000, 'Técnico', '16.211.383', '1500'), <text:line-break/>('333.333.334', 'Marisol Pulido', 'F', '1979-10-01', '1990-05-16', 3250000, 1000000, 'Investigador', '16.759.060', '3000'), <text:line-break/>('333.333.335', 'Ana Moreno', 'F', '1992-01-05', '2004-06-01', 1200000, 400000, 'Secretaria', '16.759.060', '3000'),<text:line-break/>('1.130.333', 'Pedro Blanco', 'M', '1987-10-28', '2000-10-01', 800000, 3000000, 'Vendedor', '31.178.144', '2000'),<text:line-break/>('1.130.444', 'Jesús Alfonso', 'M', '1988-03-14', '2000-10-01', 800000, 3500000, 'Vendedor', '31.178.144', '2000'),<text:line-break/>('333.333.336', 'Carolina Ríos', 'F', '1992-02-15', '2000-10-01', 1250000, 500000, 'Secretaria', '16.211.383', '1500'),<text:line-break/>('333.333.337', 'Edith Muñoz', 'F', '1992-03-31', '2000-10-01', 800000, 3600000, 'Vendedor', '31.178.144', '2100'),<text:line-break/>('1.130.555', 'Julián Mora', 'M', '1989-07-03', '2000-10-01', 800000, 3100000, 'Vendedor', '31.178.144', '2200'),<text:line-break/>('1.130.666', 'Manuel Millán', 'M', '1990-12-08', '2004-06-01', 800000, 3700000, 'Vendedor', '31.178.144', '2300');<text:line-break/></text:span><text:span text:style-name="T1"><text:line-break/></text:span><text:soft-page-break/><text:span text:style-name="T2">Ejercicio 1.-</text:span><text:span text:style-name="T1"> Obtener el nombre, cargo, salario de todos los empleados, ordenado por salario, siempre que el salario sea superior a 800.000 y el cargo sea “Vendedor”, ordenado por el salario (de mayor a menor). </text:span><text:span text:style-name="T4">Muestra el valor del salario en dolares y en una columna llamada DOLARES.</text:span></text:p>
      <text:p text:style-name="P1"><text:span text:style-name="T1"><text:line-break/></text:span><text:span text:style-name="T6">SELECT nombre, cargo, salario*</text:span><text:span text:style-name="T7">1.5 as DOLARES</text:span><text:span text:style-name="T6"><text:line-break/>FROM Empleado <text:line-break/>WHERE salario&gt;800.000 and cargo="Vendedor"<text:line-break/>order by salario desc;</text:span></text:p>
      <text:p text:style-name="P2"/>
      <text:p text:style-name="P1"><text:span text:style-name="T8"><text:tab/></text:span><text:span text:style-name="T10">*Se entenderá que 1</text:span><text:span text:style-name="T11">€ es equivalente a 1.5$</text:span><text:span text:style-name="T2"><text:line-break/><text:line-break/>Ejercicio 2.- </text:span><text:span text:style-name="T1">Obtener los empleados cuya comisión sea menor o igual que el 30% de su salario en una columna llamada “Privilegiados”. Ordena los resultados por el género de los empleados (muestra primero a los de género "M"), </text:span><text:span text:style-name="T4">y en su defecto por el salario del empleado (de mayor a menor).</text:span><text:span text:style-name="T1"><text:line-break/><text:line-break/></text:span><text:span text:style-name="T6">SELECT nombre as Privilegiados<text:line-break/>FROM Empleado <text:line-break/>WHERE comision &lt;= 0.3*salario<text:line-break/>order by genero desc, </text:span><text:span text:style-name="T7">salario desc</text:span><text:span text:style-name="T6">;</text:span><text:span text:style-name="T1"><text:line-break/><text:line-break/></text:span><text:span text:style-name="T2">Ejercicio 3.-</text:span><text:span text:style-name="T1"> Obtener el nombre, fecha de nacimiento y cargo de los empleados cuyo nombre tenga entre 10 y 15 caracteres (ambos no incluidos), o que en 2023 hayan cumplido 20 o más años desde su incorporación a la empresa. Ordena los resultados por orden alfabético.<text:line-break/><text:line-break/></text:span><text:span text:style-name="T6">SELECT nombre, fecha_nac, cargo<text:line-break/>FROM Empleado<text:line-break/>WHERE (char_length(nombre) between 11 and 14) or (2023 -year(fecha_incorporacion))&gt;=20<text:line-break/>ORDER BY nombre;</text:span><text:span text:style-name="T1"><text:line-break/><text:line-break/></text:span><text:span text:style-name="T2">Ejercicio </text:span><text:span text:style-name="T3">4</text:span><text:span text:style-name="T2">.-</text:span><text:span text:style-name="T1"> Obtener el nombre y salario de los 5 hombres con mayor salario del departamento “MERCADEO”, siempre y cuando el nombre de la ciudad del departamento contena alguna de las vocales "i", "a" o "e". Ordena los resultados por el salario de los empleados (de mayor a menor).</text:span></text:p>
      <text:p text:style-name="P1"><text:span text:style-name="T1"><text:line-break/></text:span><text:span text:style-name="T6">SELECT E.NOMBRE, E.SALARIO<text:line-break/>FROM EMPLEADO AS E INNER JOIN DEPARTAMENTO AS D ON D.cod=E.departamento<text:line-break/>WHERE E.GENERO="M" AND (D.ciudad like "%a%" or D.ciudad like "%i%" or D.ciudad like "%e%")<text:line-break/>ORDER BY SALARIO DESC<text:line-break/>LIMIT 5;</text:span><text:span text:style-name="T1"><text:line-break/><text:line-break/></text:span><text:span text:style-name="T2">Ejercicio </text:span><text:span text:style-name="T3">5</text:span><text:span text:style-name="T2">.- </text:span><text:span text:style-name="T1">Obtener el número total de mujeres de la empresa, junto con la media de salario de estas, siempre que no trabajen en el departamento de VENTAS ni en el departamento de MANTENIMIENTO. Muestra los resultados en columnas denominadas como “Nºtotal” y “MediaSalario”.<text:line-break/><text:line-break/></text:span><text:span text:style-name="T6">SELECT COUNT(E.ID) AS TOTAL, (select AVG(salario) from EMPLEADO WHERE genero="F") AS MEDIA<text:line-break/>FROM EMPLEADO AS E INNER JOIN DEPARTAMENTO AS D ON D.cod=E.departamento<text:line-break/>WHERE E.genero="F" and D.nombre NOT IN ("VENTAS", "MANTENIMIENTO");</text:span><text:span text:style-name="T1"><text:line-break/><text:line-bre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1-18T14:23:09.757000000</meta:creation-date>
    <dc:date>2024-01-18T20:30:02.072000000</dc:date>
    <meta:editing-duration>PT1H32M23S</meta:editing-duration>
    <meta:editing-cycles>3</meta:editing-cycles>
    <meta:generator>LibreOffice/6.4.2.2$Windows_X86_64 LibreOffice_project/4e471d8c02c9c90f512f7f9ead8875b57fcb1ec3</meta:generator>
    <meta:document-statistic meta:table-count="0" meta:image-count="0" meta:object-count="0" meta:page-count="2" meta:paragraph-count="5" meta:word-count="797" meta:character-count="6416" meta:non-whitespace-character-count="5593"/>
  </office:meta>
</office:document-meta>
</file>